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2.824cm"/>
    </style:style>
    <style:style style:name="Tabla1.B" style:family="table-column">
      <style:table-column-properties style:column-width="6.9cm"/>
    </style:style>
    <style:style style:name="Tabla1.C" style:family="table-column">
      <style:table-column-properties style:column-width="7.276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Header">
      <style:text-properties officeooo:rsid="0002ff02" officeooo:paragraph-rsid="0002ff02"/>
    </style:style>
    <style:style style:name="P2" style:family="paragraph" style:parent-style-name="Header">
      <style:paragraph-properties fo:text-align="end" style:justify-single-word="false"/>
      <style:text-properties officeooo:rsid="0002ff02" officeooo:paragraph-rsid="0002ff02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Heading_20_3">
      <style:paragraph-properties fo:margin-left="0cm" fo:margin-right="0cm" fo:text-indent="0cm" style:auto-text-indent="false"/>
    </style:style>
    <style:style style:name="P6" style:family="paragraph" style:parent-style-name="Heading_20_3">
      <style:text-properties officeooo:paragraph-rsid="0005aa8a"/>
    </style:style>
    <style:style style:name="P7" style:family="paragraph" style:parent-style-name="Heading_20_4">
      <style:paragraph-properties fo:margin-left="0cm" fo:margin-right="0cm" fo:text-indent="0cm" style:auto-text-indent="false"/>
    </style:style>
    <style:style style:name="P8" style:family="paragraph" style:parent-style-name="Heading_20_4">
      <style:text-properties officeooo:paragraph-rsid="0008aafa"/>
    </style:style>
    <style:style style:name="P9" style:family="paragraph" style:parent-style-name="Table_20_Contents">
      <style:paragraph-properties fo:margin-left="0cm" fo:margin-right="0cm" fo:text-indent="0cm" style:auto-text-indent="false"/>
    </style:style>
    <style:style style:name="P10" style:family="paragraph" style:parent-style-name="Table_20_Heading">
      <style:paragraph-properties fo:margin-left="0cm" fo:margin-right="0cm" fo:text-indent="0cm" style:auto-text-indent="false"/>
    </style:style>
    <style:style style:name="P11" style:family="paragraph" style:parent-style-name="Text_20_body">
      <style:paragraph-properties fo:margin-left="0cm" fo:margin-right="0cm" fo:text-indent="0cm" style:auto-text-indent="false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14" style:family="paragraph" style:parent-style-name="Text_20_body" style:list-style-name="L11">
      <style:paragraph-properties fo:margin-left="0cm" fo:margin-right="0cm" fo:margin-top="0cm" fo:margin-bottom="0cm" style:contextual-spacing="false" fo:text-indent="0cm" style:auto-text-indent="false"/>
    </style:style>
    <style:style style:name="P15" style:family="paragraph" style:parent-style-name="Text_20_body" style:list-style-name="L11">
      <style:paragraph-properties fo:margin-left="0cm" fo:margin-right="0cm" fo:text-indent="0cm" style:auto-text-indent="false"/>
    </style:style>
    <style:style style:name="P16" style:family="paragraph" style:parent-style-name="Text_20_body" style:list-style-name="L12">
      <style:paragraph-properties fo:margin-left="0cm" fo:margin-right="0cm" fo:margin-top="0cm" fo:margin-bottom="0cm" style:contextual-spacing="false" fo:text-indent="0cm" style:auto-text-indent="false"/>
    </style:style>
    <style:style style:name="P17" style:family="paragraph" style:parent-style-name="Text_20_body" style:list-style-name="L12">
      <style:paragraph-properties fo:margin-left="0cm" fo:margin-right="0cm" fo:text-indent="0cm" style:auto-text-indent="false"/>
    </style:style>
    <style:style style:name="P18" style:family="paragraph" style:parent-style-name="Text_20_body" style:list-style-name="L13">
      <style:paragraph-properties fo:margin-left="0cm" fo:margin-right="0cm" fo:margin-top="0cm" fo:margin-bottom="0cm" style:contextual-spacing="false" fo:text-indent="0cm" style:auto-text-indent="false"/>
    </style:style>
    <style:style style:name="P19" style:family="paragraph" style:parent-style-name="Text_20_body" style:list-style-name="L13">
      <style:paragraph-properties fo:margin-left="0cm" fo:margin-right="0cm" fo:text-indent="0cm" style:auto-text-indent="false"/>
    </style:style>
    <style:style style:name="P20" style:family="paragraph" style:parent-style-name="Text_20_body" style:list-style-name="L14">
      <style:paragraph-properties fo:margin-left="0cm" fo:margin-right="0cm" fo:margin-top="0cm" fo:margin-bottom="0cm" style:contextual-spacing="false" fo:text-indent="0cm" style:auto-text-indent="false"/>
    </style:style>
    <style:style style:name="P21" style:family="paragraph" style:parent-style-name="Text_20_body" style:list-style-name="L14">
      <style:paragraph-properties fo:margin-left="0cm" fo:margin-right="0cm" fo:text-indent="0cm" style:auto-text-indent="false"/>
    </style:style>
    <style:style style:name="P22" style:family="paragraph" style:parent-style-name="Text_20_body" style:list-style-name="L15">
      <style:paragraph-properties fo:margin-left="0cm" fo:margin-right="0cm" fo:text-indent="0cm" style:auto-text-indent="false"/>
    </style:style>
    <style:style style:name="P23" style:family="paragraph" style:parent-style-name="Text_20_body" style:list-style-name="L15">
      <style:paragraph-properties fo:margin-left="0cm" fo:margin-right="0cm" fo:margin-top="0cm" fo:margin-bottom="0cm" style:contextual-spacing="false" fo:text-indent="0cm" style:auto-text-indent="false"/>
    </style:style>
    <style:style style:name="P24" style:family="paragraph" style:parent-style-name="Text_20_body" style:list-style-name="L16">
      <style:paragraph-properties fo:margin-left="0cm" fo:margin-right="0cm" fo:margin-top="0cm" fo:margin-bottom="0cm" style:contextual-spacing="false" fo:text-indent="0cm" style:auto-text-indent="false"/>
    </style:style>
    <style:style style:name="P25" style:family="paragraph" style:parent-style-name="Text_20_body" style:list-style-name="L16">
      <style:paragraph-properties fo:margin-left="0cm" fo:margin-right="0cm" fo:text-indent="0cm" style:auto-text-indent="false"/>
    </style:style>
    <style:style style:name="P26" style:family="paragraph" style:parent-style-name="Text_20_body" style:list-style-name="L17">
      <style:paragraph-properties fo:margin-left="0cm" fo:margin-right="0cm" fo:text-indent="0cm" style:auto-text-indent="false"/>
    </style:style>
    <style:style style:name="P27" style:family="paragraph" style:parent-style-name="Text_20_body" style:list-style-name="L18">
      <style:paragraph-properties fo:margin-left="0cm" fo:margin-right="0cm" fo:margin-top="0cm" fo:margin-bottom="0cm" style:contextual-spacing="false" fo:text-indent="0cm" style:auto-text-indent="false"/>
    </style:style>
    <style:style style:name="P28" style:family="paragraph" style:parent-style-name="Text_20_body" style:list-style-name="L18">
      <style:paragraph-properties fo:margin-left="0cm" fo:margin-right="0cm" fo:text-indent="0cm" style:auto-text-indent="false"/>
    </style:style>
    <style:style style:name="P29" style:family="paragraph" style:parent-style-name="Text_20_body" style:list-style-name="L19">
      <style:paragraph-properties fo:margin-left="0cm" fo:margin-right="0cm" fo:margin-top="0cm" fo:margin-bottom="0cm" style:contextual-spacing="false" fo:text-indent="0cm" style:auto-text-indent="false"/>
    </style:style>
    <style:style style:name="P30" style:family="paragraph" style:parent-style-name="Text_20_body" style:list-style-name="L19">
      <style:paragraph-properties fo:margin-left="0cm" fo:margin-right="0cm" fo:text-indent="0cm" style:auto-text-indent="false"/>
    </style:style>
    <style:style style:name="P31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  <style:text-properties officeooo:rsid="0008c488" officeooo:paragraph-rsid="0008c488"/>
    </style:style>
    <style:style style:name="P32" style:family="paragraph" style:parent-style-name="Text_20_body" style:list-style-name="L20">
      <style:paragraph-properties fo:margin-left="0cm" fo:margin-right="0cm" fo:margin-top="0cm" fo:margin-bottom="0cm" style:contextual-spacing="false" fo:text-indent="0cm" style:auto-text-indent="false"/>
    </style:style>
    <style:style style:name="P33" style:family="paragraph" style:parent-style-name="Text_20_body" style:list-style-name="L20">
      <style:paragraph-properties fo:margin-left="0cm" fo:margin-right="0cm" fo:text-indent="0cm" style:auto-text-indent="false"/>
    </style:style>
    <style:style style:name="P34" style:family="paragraph" style:parent-style-name="Text_20_body" style:list-style-name="L21">
      <style:paragraph-properties fo:margin-left="0cm" fo:margin-right="0cm" fo:margin-top="0cm" fo:margin-bottom="0cm" style:contextual-spacing="false" fo:text-indent="0cm" style:auto-text-indent="false"/>
    </style:style>
    <style:style style:name="P35" style:family="paragraph" style:parent-style-name="Text_20_body" style:list-style-name="L21">
      <style:paragraph-properties fo:margin-left="0cm" fo:margin-right="0cm" fo:text-indent="0cm" style:auto-text-indent="false"/>
    </style:style>
    <style:style style:name="P36" style:family="paragraph" style:parent-style-name="Text_20_body" style:list-style-name="L22">
      <style:paragraph-properties fo:margin-left="0cm" fo:margin-right="0cm" fo:margin-top="0cm" fo:margin-bottom="0cm" style:contextual-spacing="false" fo:text-indent="0cm" style:auto-text-indent="false"/>
    </style:style>
    <style:style style:name="P37" style:family="paragraph" style:parent-style-name="Text_20_body" style:list-style-name="L22">
      <style:paragraph-properties fo:margin-left="0cm" fo:margin-right="0cm" fo:text-indent="0cm" style:auto-text-indent="false"/>
    </style:style>
    <style:style style:name="P38" style:family="paragraph" style:parent-style-name="Text_20_body" style:list-style-name="L23">
      <style:paragraph-properties fo:margin-left="0cm" fo:margin-right="0cm" fo:text-indent="0cm" style:auto-text-indent="false"/>
    </style:style>
    <style:style style:name="P39" style:family="paragraph" style:parent-style-name="Text_20_body" style:list-style-name="L23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40" style:family="paragraph" style:parent-style-name="Text_20_body" style:list-style-name="L24">
      <style:paragraph-properties fo:margin-left="0cm" fo:margin-right="0cm" fo:text-indent="0cm" style:auto-text-indent="false"/>
    </style:style>
    <style:style style:name="P41" style:family="paragraph" style:parent-style-name="Text_20_body" style:list-style-name="L24">
      <style:paragraph-properties fo:margin-left="0cm" fo:margin-right="0cm" fo:margin-top="0cm" fo:margin-bottom="0cm" style:contextual-spacing="false" fo:text-indent="0cm" style:auto-text-indent="false"/>
    </style:style>
    <style:style style:name="P42" style:family="paragraph" style:parent-style-name="Text_20_body" style:list-style-name="L24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43" style:family="paragraph" style:parent-style-name="Text_20_body" style:list-style-name="L25">
      <style:paragraph-properties fo:margin-left="0cm" fo:margin-right="0cm" fo:text-indent="0cm" style:auto-text-indent="false"/>
    </style:style>
    <style:style style:name="P44" style:family="paragraph" style:parent-style-name="Text_20_body" style:list-style-name="L25">
      <style:paragraph-properties fo:margin-left="0cm" fo:margin-right="0cm" fo:margin-top="0cm" fo:margin-bottom="0cm" style:contextual-spacing="false" fo:text-indent="0cm" style:auto-text-indent="false"/>
    </style:style>
    <style:style style:name="P45" style:family="paragraph" style:parent-style-name="Text_20_body" style:list-style-name="L25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46" style:family="paragraph" style:parent-style-name="Text_20_body" style:list-style-name="L26">
      <style:paragraph-properties fo:margin-left="0cm" fo:margin-right="0cm" fo:margin-top="0cm" fo:margin-bottom="0cm" style:contextual-spacing="false" fo:text-indent="0cm" style:auto-text-indent="false"/>
    </style:style>
    <style:style style:name="P47" style:family="paragraph" style:parent-style-name="Text_20_body" style:list-style-name="L26">
      <style:paragraph-properties fo:margin-left="0cm" fo:margin-right="0cm" fo:text-indent="0cm" style:auto-text-indent="false"/>
    </style:style>
    <style:style style:name="P48" style:family="paragraph" style:parent-style-name="Text_20_body" style:list-style-name="L27">
      <style:paragraph-properties fo:margin-left="0cm" fo:margin-right="0cm" fo:text-indent="0cm" style:auto-text-indent="false"/>
    </style:style>
    <style:style style:name="P49" style:family="paragraph" style:parent-style-name="Text_20_body" style:list-style-name="L27">
      <style:paragraph-properties fo:margin-left="0cm" fo:margin-right="0cm" fo:margin-top="0cm" fo:margin-bottom="0cm" style:contextual-spacing="false" fo:text-indent="0cm" style:auto-text-indent="false"/>
    </style:style>
    <style:style style:name="P50" style:family="paragraph" style:parent-style-name="Text_20_body" style:list-style-name="L28">
      <style:paragraph-properties fo:margin-left="0cm" fo:margin-right="0cm" fo:margin-top="0cm" fo:margin-bottom="0cm" style:contextual-spacing="false" fo:text-indent="0cm" style:auto-text-indent="false"/>
    </style:style>
    <style:style style:name="P51" style:family="paragraph" style:parent-style-name="Text_20_body" style:list-style-name="L28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52" style:family="paragraph" style:parent-style-name="Text_20_body" style:list-style-name="L29">
      <style:paragraph-properties fo:margin-left="0cm" fo:margin-right="0cm" fo:margin-top="0cm" fo:margin-bottom="0cm" style:contextual-spacing="false" fo:text-indent="0cm" style:auto-text-indent="false"/>
    </style:style>
    <style:style style:name="P53" style:family="paragraph" style:parent-style-name="Text_20_body" style:list-style-name="L29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54" style:family="paragraph" style:parent-style-name="Text_20_body" style:list-style-name="L30">
      <style:paragraph-properties fo:margin-left="0cm" fo:margin-right="0cm" fo:margin-top="0cm" fo:margin-bottom="0cm" style:contextual-spacing="false" fo:text-indent="0cm" style:auto-text-indent="false"/>
    </style:style>
    <style:style style:name="P55" style:family="paragraph" style:parent-style-name="Text_20_body" style:list-style-name="L30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56" style:family="paragraph" style:parent-style-name="Text_20_body" style:list-style-name="L31">
      <style:paragraph-properties fo:margin-left="0cm" fo:margin-right="0cm" fo:margin-top="0cm" fo:margin-bottom="0cm" style:contextual-spacing="false" fo:text-indent="0cm" style:auto-text-indent="false"/>
    </style:style>
    <style:style style:name="P57" style:family="paragraph" style:parent-style-name="Text_20_body" style:list-style-name="L31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58" style:family="paragraph" style:parent-style-name="Text_20_body" style:list-style-name="L32">
      <style:paragraph-properties fo:margin-left="0cm" fo:margin-right="0cm" fo:margin-top="0cm" fo:margin-bottom="0cm" style:contextual-spacing="false" fo:text-indent="0cm" style:auto-text-indent="false"/>
    </style:style>
    <style:style style:name="P59" style:family="paragraph" style:parent-style-name="Text_20_body" style:list-style-name="L32">
      <style:paragraph-properties fo:margin-left="0cm" fo:margin-right="0cm" fo:text-indent="0cm" style:auto-text-indent="false"/>
    </style:style>
    <style:style style:name="P60" style:family="paragraph" style:parent-style-name="Text_20_body">
      <style:text-properties officeooo:rsid="000a8a28" officeooo:paragraph-rsid="000a8a28"/>
    </style:style>
    <style:style style:name="P61" style:family="paragraph" style:parent-style-name="Title">
      <style:text-properties officeooo:paragraph-rsid="0009f435"/>
    </style:style>
    <style:style style:name="T1" style:family="text">
      <style:text-properties officeooo:rsid="0002ff02" fo:background-color="#ffff00" loext:char-shading-value="0"/>
    </style:style>
    <style:style style:name="T2" style:family="text">
      <style:text-properties officeooo:rsid="0005aa8a"/>
    </style:style>
    <style:style style:name="T3" style:family="text">
      <style:text-properties officeooo:rsid="0009f435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1">MÓDULO 1<text:span text:style-name="T2">(anexos)</text:span>:</text:p>
      <text:p text:style-name="P61"><text:span text:style-name="T3">LAMP</text:span></text:p>
      <text:p text:style-name="P60">(y LEMP)</text:p>
      <text:h text:style-name="P8" text:outline-level="4"><text:span text:style-name="Strong_20_Emphasis"><text:span text:style-name="T1">HTTP (HyperText Transfer Protocol)</text:span></text:span></text:h>
      <text:p text:style-name="P11">Es un protocolo de comunicación utilizado para transferir datos en la web. Funciona sobre el puerto 80 y no cifra la información, lo que significa que los datos viajan en texto plano. Esto lo hace vulnerable a interceptaciones y ataques.</text:p>
      <text:h text:style-name="P7" text:outline-level="4"><text:span text:style-name="Strong_20_Emphasis">HTTPS (HyperText Transfer Protocol Secure)</text:span></text:h>
      <text:p text:style-name="P11">Es una versión segura de HTTP que utiliza cifrado para proteger la comunicación entre el cliente (navegador) y el servidor. Funciona sobre el puerto 443 y requiere un certificado SSL/TLS para establecer una conexión segura.</text:p>
      <text:h text:style-name="P7" text:outline-level="4"><text:span text:style-name="Strong_20_Emphasis">Certificados SSL/TLS</text:span></text:h>
      <text:p text:style-name="P11">Un certificado SSL/TLS es un archivo digital que vincula una clave pública con la identidad de una entidad (como un sitio web). Sirve para:</text:p>
      <text:list text:style-name="L20">
        <text:list-item>
          <text:p text:style-name="P32">Autenticar la identidad del servidor.</text:p>
        </text:list-item>
        <text:list-item>
          <text:p text:style-name="P33">Cifrar la comunicación entre el cliente y el servidor.</text:p>
        </text:list-item>
      </text:list>
      <text:p text:style-name="P11">Los certificados son emitidos por Autoridades de Certificación (CA) confiables, como Let's Encrypt, o pueden ser autofirmados (generados localmente).</text:p>
      <text:h text:style-name="P7" text:outline-level="4"><text:span text:style-name="Strong_20_Emphasis">Certificados autofirmados</text:span></text:h>
      <text:p text:style-name="P11">Son certificados generados por el propio servidor sin la intervención de una CA. Son útiles para pruebas internas o entornos de desarrollo, pero no son confiables para uso público porque los navegadores mostrarán advertencias de seguridad.</text:p>
      <text:h text:style-name="P7" text:outline-level="4"><text:span text:style-name="Strong_20_Emphasis">Certbot y Let's Encrypt</text:span></text:h>
      <text:list text:style-name="L21">
        <text:list-item>
          <text:p text:style-name="P34"><text:span text:style-name="Strong_20_Emphasis">Let's Encrypt </text:span>es una CA gratuita y automatizada que proporciona certificados SSL/TLS válidos para sitios web.</text:p>
        </text:list-item>
        <text:list-item>
          <text:p text:style-name="P35"><text:span text:style-name="Strong_20_Emphasis">Certbot </text:span>es una herramienta que facilita la obtención y renovación de certificados de Let's Encrypt.</text:p>
        </text:list-item>
      </text:list>
      <text:h text:style-name="P7" text:outline-level="4"><text:span text:style-name="Strong_20_Emphasis">Cuándo usar certificados autofirmados o Let's Encrypt</text:span></text:h>
      <text:list text:style-name="L22">
        <text:list-item>
          <text:p text:style-name="P36"><text:span text:style-name="Strong_20_Emphasis">Autofirmados </text:span>: Ideal para entornos de desarrollo, intranets o pruebas internas.</text:p>
        </text:list-item>
        <text:list-item>
          <text:p text:style-name="P37"><text:span text:style-name="Strong_20_Emphasis">Let's Encrypt </text:span>: Para sitios públicos donde la confianza del usuario es crucial.</text:p>
        </text:list-item>
      </text:list>
      <text:p text:style-name="Horizontal_20_Line"><text:soft-page-break/></text:p>
      <text:h text:style-name="P5" text:outline-level="3">Generación de certificados autofirmados (X.509) usando OpenSSL</text:h>
      <text:list text:style-name="L23">
        <text:list-item>
          <text:p text:style-name="P38"><text:span text:style-name="Strong_20_Emphasis">Instalar OpenSSL </text:span>(si no está instalado):</text:p>
        </text:list-item>
      </text:list>
      <text:section text:style-name="Sect1" text:name="code-textarea-ad5c4dee-6d74-4973-be55-06afb09c485d-24-0-1">
        <text:list text:continue-numbering="true" text:style-name="L23">
          <text:list-header>
            <text:p text:style-name="P39">sudo apt install openssl # En Ubuntu</text:p>
            <text:p text:style-name="P39">sudo dnf install openssl # En Rocky</text:p>
          </text:list-header>
        </text:list>
      </text:section>
      <text:section text:style-name="Sect1" text:name="plt-canvas-ad5c4dee-6d74-4973-be55-06afb09c485d-24-0-1">
        <text:list text:continue-numbering="true" text:style-name="L23">
          <text:list-header>
            <text:p text:style-name="P39"/>
          </text:list-header>
        </text:list>
      </text:section>
      <text:list text:continue-numbering="true" text:style-name="L23">
        <text:list-item>
          <text:p text:style-name="P38"><text:span text:style-name="Strong_20_Emphasis">Generar una clave privada </text:span>:</text:p>
          <text:p text:style-name="P39"/>
        </text:list-item>
      </text:list>
      <text:section text:style-name="Sect1" text:name="code-textarea-ad5c4dee-6d74-4973-be55-06afb09c485d-24-1-1">
        <text:list text:continue-numbering="true" text:style-name="L23">
          <text:list-header>
            <text:p text:style-name="P39">openssl genpkey -algorithm RSA -out server.key</text:p>
          </text:list-header>
        </text:list>
      </text:section>
      <text:section text:style-name="Sect1" text:name="plt-canvas-ad5c4dee-6d74-4973-be55-06afb09c485d-24-1-1">
        <text:list text:continue-numbering="true" text:style-name="L23">
          <text:list-header>
            <text:p text:style-name="P39"/>
          </text:list-header>
        </text:list>
      </text:section>
      <text:list text:continue-numbering="true" text:style-name="L23">
        <text:list-item>
          <text:p text:style-name="P38"><text:span text:style-name="Strong_20_Emphasis">Generar una solicitud de firma de certificado (CSR) </text:span>:</text:p>
          <text:p text:style-name="P39"/>
        </text:list-item>
      </text:list>
      <text:section text:style-name="Sect1" text:name="code-textarea-ad5c4dee-6d74-4973-be55-06afb09c485d-24-2-1">
        <text:list text:continue-numbering="true" text:style-name="L23">
          <text:list-header>
            <text:p text:style-name="P39">openssl req -new -key server.key -out server.csr</text:p>
          </text:list-header>
        </text:list>
      </text:section>
      <text:section text:style-name="Sect1" text:name="plt-canvas-ad5c4dee-6d74-4973-be55-06afb09c485d-24-2-1">
        <text:list text:continue-numbering="true" text:style-name="L23">
          <text:list-header>
            <text:p text:style-name="P39"/>
          </text:list-header>
        </text:list>
      </text:section>
      <text:list text:continue-numbering="true" text:style-name="L23">
        <text:list-header>
          <text:p text:style-name="P38">Durante este proceso, se pedirá información como el nombre común (CN), que debe coincidir con el dominio del servidor.</text:p>
        </text:list-header>
        <text:list-item>
          <text:p text:style-name="P38"><text:span text:style-name="Strong_20_Emphasis">Generar el certificado autofirmado </text:span>:</text:p>
          <text:p text:style-name="P39"/>
        </text:list-item>
      </text:list>
      <text:section text:style-name="Sect1" text:name="code-textarea-ad5c4dee-6d74-4973-be55-06afb09c485d-24-3-1">
        <text:list text:continue-numbering="true" text:style-name="L23">
          <text:list-header>
            <text:p text:style-name="P39">openssl x509 -req -days 365 -in server.csr -signkey server.key -out server.crt</text:p>
          </text:list-header>
        </text:list>
      </text:section>
      <text:section text:style-name="Sect1" text:name="plt-canvas-ad5c4dee-6d74-4973-be55-06afb09c485d-24-3-1">
        <text:list text:continue-numbering="true" text:style-name="L23">
          <text:list-header>
            <text:p text:style-name="P39"/>
          </text:list-header>
        </text:list>
      </text:section>
      <text:p text:style-name="P11">Esto generará un certificado válido por 365 días.</text:p>
      <text:p text:style-name="Horizontal_20_Line"/>
      <text:h text:style-name="P5" text:outline-level="3">Instalación de un sistema LAMP en Ubuntu 24.04 y Rocky 9.4</text:h>
      <text:h text:style-name="P7" text:outline-level="4"><text:span text:style-name="Strong_20_Emphasis">LAMP (Linux, Apache, MySQL/MariaDB, PHP)</text:span></text:h>
      <text:p text:style-name="P11">Es una pila de software utilizada para alojar sitios web dinámicos.</text:p>
      <text:p text:style-name="Horizontal_20_Line"/>
      <text:h text:style-name="P5" text:outline-level="3"><text:span text:style-name="Strong_20_Emphasis">Paso a paso en Ubuntu 24.04</text:span></text:h>
      <text:list text:style-name="L24">
        <text:list-item>
          <text:p text:style-name="P40"><text:span text:style-name="Strong_20_Emphasis">Actualizar el sistema </text:span>:</text:p>
          <text:p text:style-name="P42"/>
        </text:list-item>
      </text:list>
      <text:section text:style-name="Sect1" text:name="code-textarea-ad5c4dee-6d74-4973-be55-06afb09c485d-35-0-1">
        <text:list text:continue-numbering="true" text:style-name="L24">
          <text:list-header>
            <text:p text:style-name="P42">sudo apt update &amp;&amp; sudo apt upgrade -y</text:p>
          </text:list-header>
        </text:list>
      </text:section>
      <text:section text:style-name="Sect1" text:name="plt-canvas-ad5c4dee-6d74-4973-be55-06afb09c485d-35-0-1">
        <text:list text:continue-numbering="true" text:style-name="L24">
          <text:list-header>
            <text:p text:style-name="P42"/>
          </text:list-header>
        </text:list>
      </text:section>
      <text:list text:continue-numbering="true" text:style-name="L24">
        <text:list-item>
          <text:p text:style-name="P40"><text:span text:style-name="Strong_20_Emphasis">Instalar Apache </text:span>:</text:p>
          <text:p text:style-name="P42"/>
        </text:list-item>
      </text:list>
      <text:section text:style-name="Sect1" text:name="code-textarea-ad5c4dee-6d74-4973-be55-06afb09c485d-35-1-1">
        <text:list text:continue-numbering="true" text:style-name="L24">
          <text:list-header>
            <text:p text:style-name="P42"><text:soft-page-break/>sudo apt install apache2 -y</text:p>
            <text:p text:style-name="P42">systemctl start apache2</text:p>
            <text:p text:style-name="P42">systemctl enable apache2</text:p>
          </text:list-header>
        </text:list>
      </text:section>
      <text:section text:style-name="Sect1" text:name="plt-canvas-ad5c4dee-6d74-4973-be55-06afb09c485d-35-1-1">
        <text:list text:continue-numbering="true" text:style-name="L24">
          <text:list-header>
            <text:p text:style-name="P42"/>
          </text:list-header>
        </text:list>
      </text:section>
      <text:list text:continue-numbering="true" text:style-name="L24">
        <text:list-item>
          <text:p text:style-name="P40"><text:span text:style-name="Strong_20_Emphasis">Instalar MariaDB </text:span>:</text:p>
          <text:p text:style-name="P42"/>
        </text:list-item>
      </text:list>
      <text:section text:style-name="Sect1" text:name="code-textarea-ad5c4dee-6d74-4973-be55-06afb09c485d-35-2-1">
        <text:list text:continue-numbering="true" text:style-name="L24">
          <text:list-header>
            <text:p text:style-name="P42">sudo apt install mariadb-server mariadb-client -y</text:p>
            <text:p text:style-name="P42">systemctl start mariadb</text:p>
            <text:p text:style-name="P42">systemctl enable mariadb</text:p>
          </text:list-header>
        </text:list>
      </text:section>
      <text:section text:style-name="Sect1" text:name="plt-canvas-ad5c4dee-6d74-4973-be55-06afb09c485d-35-2-1">
        <text:list text:continue-numbering="true" text:style-name="L24">
          <text:list-header>
            <text:p text:style-name="P42"/>
          </text:list-header>
        </text:list>
      </text:section>
      <text:list text:continue-numbering="true" text:style-name="L24">
        <text:list-item>
          <text:p text:style-name="P40"><text:span text:style-name="Strong_20_Emphasis">Configurar MariaDB </text:span>:</text:p>
          <text:p text:style-name="P42"/>
        </text:list-item>
      </text:list>
      <text:section text:style-name="Sect1" text:name="code-textarea-ad5c4dee-6d74-4973-be55-06afb09c485d-35-3-1">
        <text:list text:continue-numbering="true" text:style-name="L24">
          <text:list-header>
            <text:p text:style-name="P42">sudo mysql_secure_installation</text:p>
          </text:list-header>
        </text:list>
      </text:section>
      <text:section text:style-name="Sect1" text:name="plt-canvas-ad5c4dee-6d74-4973-be55-06afb09c485d-35-3-1">
        <text:list text:continue-numbering="true" text:style-name="L24">
          <text:list-header>
            <text:p text:style-name="P42"/>
          </text:list-header>
        </text:list>
      </text:section>
      <text:list text:continue-numbering="true" text:style-name="L24">
        <text:list-item>
          <text:p text:style-name="P40"><text:span text:style-name="Strong_20_Emphasis">Instalar PHP </text:span>:</text:p>
          <text:p text:style-name="P42"/>
        </text:list-item>
      </text:list>
      <text:section text:style-name="Sect1" text:name="code-textarea-ad5c4dee-6d74-4973-be55-06afb09c485d-35-4-1">
        <text:list text:continue-numbering="true" text:style-name="L24">
          <text:list-header>
            <text:p text:style-name="P42">sudo apt install php libapache2-mod-php php-mysql -y</text:p>
            <text:p text:style-name="P42">systemctl restart apache2</text:p>
          </text:list-header>
        </text:list>
      </text:section>
      <text:section text:style-name="Sect1" text:name="plt-canvas-ad5c4dee-6d74-4973-be55-06afb09c485d-35-4-1">
        <text:list text:continue-numbering="true" text:style-name="L24">
          <text:list-header>
            <text:p text:style-name="P42"/>
          </text:list-header>
        </text:list>
      </text:section>
      <text:list text:continue-numbering="true" text:style-name="L24">
        <text:list-item>
          <text:p text:style-name="P40"><text:span text:style-name="Strong_20_Emphasis">Configurar el firewall </text:span>:</text:p>
        </text:list-item>
      </text:list>
      <text:section text:style-name="Sect1" text:name="code-textarea-ad5c4dee-6d74-4973-be55-06afb09c485d-35-5-1">
        <text:list text:continue-numbering="true" text:style-name="L24">
          <text:list-header>
            <text:p text:style-name="P42">sudo ufw allow 'Apache Full'</text:p>
            <text:p text:style-name="P42">sudo ufw enable</text:p>
          </text:list-header>
        </text:list>
      </text:section>
      <text:section text:style-name="Sect1" text:name="plt-canvas-ad5c4dee-6d74-4973-be55-06afb09c485d-35-5-1">
        <text:list text:continue-numbering="true" text:style-name="L24">
          <text:list-header>
            <text:p text:style-name="P42"/>
          </text:list-header>
        </text:list>
      </text:section>
      <text:list text:continue-numbering="true" text:style-name="L24">
        <text:list-item>
          <text:p text:style-name="P40"><text:span text:style-name="Strong_20_Emphasis">Activar el módulo SSL </text:span>:</text:p>
          <text:p text:style-name="P42"/>
        </text:list-item>
      </text:list>
      <text:section text:style-name="Sect1" text:name="code-textarea-ad5c4dee-6d74-4973-be55-06afb09c485d-35-6-1">
        <text:list text:continue-numbering="true" text:style-name="L24">
          <text:list-header>
            <text:p text:style-name="P42">sudo a2enmod ssl</text:p>
            <text:p text:style-name="P42">sudo systemctl restart apache2</text:p>
          </text:list-header>
        </text:list>
      </text:section>
      <text:section text:style-name="Sect1" text:name="plt-canvas-ad5c4dee-6d74-4973-be55-06afb09c485d-35-6-1">
        <text:list text:continue-numbering="true" text:style-name="L24">
          <text:list-header>
            <text:p text:style-name="P42"/>
          </text:list-header>
        </text:list>
      </text:section>
      <text:list text:continue-numbering="true" text:style-name="L24">
        <text:list-item>
          <text:p text:style-name="P40"><text:span text:style-name="Strong_20_Emphasis">Configurar HTTPS </text:span>:</text:p>
          <text:list>
            <text:list-item>
              <text:p text:style-name="P41">Copiar los certificados (<text:span text:style-name="Source_20_Text">server.key</text:span> y <text:span text:style-name="Source_20_Text">server.crt</text:span>) al directorio <text:span text:style-name="Source_20_Text">/etc/ssl/</text:span>.</text:p>
            </text:list-item>
            <text:list-item>
              <text:p text:style-name="P41">Editar el archivo de configuración de Apache (<text:span text:style-name="Source_20_Text">/etc/apache2/sites-available/default-ssl.conf</text:span>):</text:p>
              <text:p text:style-name="P42"/>
            </text:list-item>
          </text:list>
        </text:list-item>
      </text:list>
      <text:section text:style-name="Sect1" text:name="code-textarea-ad5c4dee-6d74-4973-be55-06afb09c485d-35-7-1-1-1">
        <text:list text:continue-numbering="true" text:style-name="L24">
          <text:list-item>
            <text:list>
              <text:list-header>
                <text:p text:style-name="P42">&lt;VirtualHost *:443&gt;</text:p>
                <text:p text:style-name="P42">ServerAdmin webmaster@localhost</text:p>
                <text:p text:style-name="P42">DocumentRoot /var/www/html</text:p>
                <text:p text:style-name="P42"/>
                <text:p text:style-name="P42">SSLEngine on</text:p>
                <text:p text:style-name="P42"><text:soft-page-break/>SSLCertificateFile /etc/ssl/server.crt</text:p>
                <text:p text:style-name="P42">SSLCertificateKeyFile /etc/ssl/server.key</text:p>
                <text:p text:style-name="P42">&lt;/VirtualHost&gt;</text:p>
              </text:list-header>
            </text:list>
          </text:list-item>
        </text:list>
      </text:section>
      <text:section text:style-name="Sect1" text:name="plt-canvas-ad5c4dee-6d74-4973-be55-06afb09c485d-35-7-1-1-1">
        <text:list text:continue-numbering="true" text:style-name="L24">
          <text:list-item>
            <text:list>
              <text:list-header>
                <text:p text:style-name="P42"/>
              </text:list-header>
            </text:list>
          </text:list-item>
        </text:list>
      </text:section>
      <text:list text:continue-numbering="true" text:style-name="L24">
        <text:list-item>
          <text:list>
            <text:list-item>
              <text:p text:style-name="P41">Habilitar el sitio SSL:</text:p>
              <text:p text:style-name="P42"/>
            </text:list-item>
          </text:list>
        </text:list-item>
      </text:list>
      <text:section text:style-name="Sect1" text:name="code-textarea-ad5c4dee-6d74-4973-be55-06afb09c485d-35-7-1-2-1">
        <text:list text:continue-numbering="true" text:style-name="L24">
          <text:list-item>
            <text:list>
              <text:list-header>
                <text:p text:style-name="P42">sudo a2ensite default-ssl.conf</text:p>
                <text:p text:style-name="P42">sudo systemctl reload apache2</text:p>
              </text:list-header>
            </text:list>
          </text:list-item>
        </text:list>
      </text:section>
      <text:section text:style-name="Sect1" text:name="plt-canvas-ad5c4dee-6d74-4973-be55-06afb09c485d-35-7-1-2-1">
        <text:list text:continue-numbering="true" text:style-name="L24">
          <text:list-item>
            <text:list>
              <text:list-header>
                <text:p text:style-name="P42"/>
              </text:list-header>
            </text:list>
          </text:list-item>
        </text:list>
      </text:section>
      <text:p text:style-name="Horizontal_20_Line"/>
      <text:h text:style-name="P5" text:outline-level="3"><text:span text:style-name="Strong_20_Emphasis">Paso a paso en Rocky 9.4</text:span></text:h>
      <text:list text:style-name="L25">
        <text:list-item>
          <text:p text:style-name="P43"><text:span text:style-name="Strong_20_Emphasis">Actualizar el sistema </text:span>:</text:p>
          <text:p text:style-name="P45"/>
        </text:list-item>
      </text:list>
      <text:section text:style-name="Sect1" text:name="code-textarea-ad5c4dee-6d74-4973-be55-06afb09c485d-39-0-1">
        <text:list text:continue-numbering="true" text:style-name="L25">
          <text:list-header>
            <text:p text:style-name="P45">sudo dnf update -y</text:p>
          </text:list-header>
        </text:list>
      </text:section>
      <text:section text:style-name="Sect1" text:name="plt-canvas-ad5c4dee-6d74-4973-be55-06afb09c485d-39-0-1">
        <text:list text:continue-numbering="true" text:style-name="L25">
          <text:list-header>
            <text:p text:style-name="P45"/>
          </text:list-header>
        </text:list>
      </text:section>
      <text:list text:continue-numbering="true" text:style-name="L25">
        <text:list-item>
          <text:p text:style-name="P43"><text:span text:style-name="Strong_20_Emphasis">Instalar Apache </text:span>:</text:p>
          <text:p text:style-name="P45"/>
        </text:list-item>
      </text:list>
      <text:section text:style-name="Sect1" text:name="code-textarea-ad5c4dee-6d74-4973-be55-06afb09c485d-39-1-1">
        <text:list text:continue-numbering="true" text:style-name="L25">
          <text:list-header>
            <text:p text:style-name="P45">sudo dnf install httpd -y</text:p>
            <text:p text:style-name="P45">systemctl start httpd</text:p>
            <text:p text:style-name="P45">systemctl enable httpd</text:p>
          </text:list-header>
        </text:list>
      </text:section>
      <text:section text:style-name="Sect1" text:name="plt-canvas-ad5c4dee-6d74-4973-be55-06afb09c485d-39-1-1">
        <text:list text:continue-numbering="true" text:style-name="L25">
          <text:list-header>
            <text:p text:style-name="P45"/>
          </text:list-header>
        </text:list>
      </text:section>
      <text:list text:continue-numbering="true" text:style-name="L25">
        <text:list-item>
          <text:p text:style-name="P43"><text:span text:style-name="Strong_20_Emphasis">Instalar MariaDB </text:span>:</text:p>
          <text:p text:style-name="P45"/>
        </text:list-item>
      </text:list>
      <text:section text:style-name="Sect1" text:name="code-textarea-ad5c4dee-6d74-4973-be55-06afb09c485d-39-2-1">
        <text:list text:continue-numbering="true" text:style-name="L25">
          <text:list-header>
            <text:p text:style-name="P45">sudo dnf install mariadb-server mariadb -y</text:p>
            <text:p text:style-name="P45">systemctl start mariadb</text:p>
            <text:p text:style-name="P45">systemctl enable mariadb</text:p>
          </text:list-header>
        </text:list>
      </text:section>
      <text:section text:style-name="Sect1" text:name="plt-canvas-ad5c4dee-6d74-4973-be55-06afb09c485d-39-2-1">
        <text:list text:continue-numbering="true" text:style-name="L25">
          <text:list-header>
            <text:p text:style-name="P45"/>
          </text:list-header>
        </text:list>
      </text:section>
      <text:list text:continue-numbering="true" text:style-name="L25">
        <text:list-item>
          <text:p text:style-name="P43"><text:span text:style-name="Strong_20_Emphasis">Configurar MariaDB </text:span>:</text:p>
          <text:p text:style-name="P45"/>
        </text:list-item>
      </text:list>
      <text:section text:style-name="Sect1" text:name="code-textarea-ad5c4dee-6d74-4973-be55-06afb09c485d-39-3-1">
        <text:list text:continue-numbering="true" text:style-name="L25">
          <text:list-header>
            <text:p text:style-name="P45">sudo mysql_secure_installation</text:p>
          </text:list-header>
        </text:list>
      </text:section>
      <text:section text:style-name="Sect1" text:name="plt-canvas-ad5c4dee-6d74-4973-be55-06afb09c485d-39-3-1">
        <text:list text:continue-numbering="true" text:style-name="L25">
          <text:list-header>
            <text:p text:style-name="P45"/>
          </text:list-header>
        </text:list>
      </text:section>
      <text:list text:continue-numbering="true" text:style-name="L25">
        <text:list-item>
          <text:p text:style-name="P43"><text:span text:style-name="Strong_20_Emphasis">Instalar PHP </text:span>:</text:p>
          <text:p text:style-name="P45"/>
        </text:list-item>
      </text:list>
      <text:section text:style-name="Sect1" text:name="code-textarea-ad5c4dee-6d74-4973-be55-06afb09c485d-39-4-1">
        <text:list text:continue-numbering="true" text:style-name="L25">
          <text:list-header>
            <text:p text:style-name="P45">sudo dnf install php php-mysqlnd -y</text:p>
            <text:p text:style-name="P45">systemctl restart httpd</text:p>
          </text:list-header>
        </text:list>
      </text:section>
      <text:section text:style-name="Sect1" text:name="plt-canvas-ad5c4dee-6d74-4973-be55-06afb09c485d-39-4-1">
        <text:list text:continue-numbering="true" text:style-name="L25">
          <text:list-header>
            <text:p text:style-name="P45"/>
          </text:list-header>
        </text:list>
      </text:section>
      <text:list text:continue-numbering="true" text:style-name="L25">
        <text:list-item>
          <text:p text:style-name="P43"><text:span text:style-name="Strong_20_Emphasis">Configurar el firewall </text:span>:</text:p>
          <text:p text:style-name="P45"><text:soft-page-break/></text:p>
        </text:list-item>
      </text:list>
      <text:section text:style-name="Sect1" text:name="code-textarea-ad5c4dee-6d74-4973-be55-06afb09c485d-39-5-1">
        <text:list text:continue-numbering="true" text:style-name="L25">
          <text:list-header>
            <text:p text:style-name="P45">sudo firewall-cmd --permanent --add-service=http</text:p>
            <text:p text:style-name="P45">sudo firewall-cmd --permanent --add-service=https</text:p>
            <text:p text:style-name="P45">sudo firewall-cmd --reload</text:p>
          </text:list-header>
        </text:list>
      </text:section>
      <text:section text:style-name="Sect1" text:name="plt-canvas-ad5c4dee-6d74-4973-be55-06afb09c485d-39-5-1">
        <text:list text:continue-numbering="true" text:style-name="L25">
          <text:list-header>
            <text:p text:style-name="P45"/>
          </text:list-header>
        </text:list>
      </text:section>
      <text:list text:continue-numbering="true" text:style-name="L25">
        <text:list-item>
          <text:p text:style-name="P43"><text:span text:style-name="Strong_20_Emphasis">Activar el módulo SSL </text:span>:</text:p>
          <text:list>
            <text:list-item>
              <text:p text:style-name="P44">Editar el archivo <text:span text:style-name="Source_20_Text">/etc/httpd/conf.d/ssl.conf</text:span>:</text:p>
              <text:p text:style-name="P45"/>
            </text:list-item>
          </text:list>
        </text:list-item>
      </text:list>
      <text:section text:style-name="Sect1" text:name="code-textarea-ad5c4dee-6d74-4973-be55-06afb09c485d-39-6-1-0-1">
        <text:list text:continue-numbering="true" text:style-name="L25">
          <text:list-item>
            <text:list>
              <text:list-header>
                <text:p text:style-name="P45">&lt;VirtualHost *:443&gt;</text:p>
                <text:p text:style-name="P45">DocumentRoot "/var/www/html"</text:p>
                <text:p text:style-name="P45">SSLEngine on</text:p>
                <text:p text:style-name="P45">SSLCertificateFile /etc/pki/tls/certs/server.crt</text:p>
                <text:p text:style-name="P45">SSLCertificateKeyFile /etc/pki/tls/private/server.key</text:p>
                <text:p text:style-name="P45">&lt;/VirtualHost&gt;</text:p>
              </text:list-header>
            </text:list>
          </text:list-item>
        </text:list>
      </text:section>
      <text:section text:style-name="Sect1" text:name="plt-canvas-ad5c4dee-6d74-4973-be55-06afb09c485d-39-6-1-0-1">
        <text:list text:continue-numbering="true" text:style-name="L25">
          <text:list-item>
            <text:list>
              <text:list-header>
                <text:p text:style-name="P45"/>
              </text:list-header>
            </text:list>
          </text:list-item>
        </text:list>
      </text:section>
      <text:list text:continue-numbering="true" text:style-name="L25">
        <text:list-item>
          <text:list>
            <text:list-item>
              <text:p text:style-name="P44">Reiniciar Apache:</text:p>
              <text:p text:style-name="P45">bash</text:p>
            </text:list-item>
          </text:list>
        </text:list-item>
      </text:list>
      <text:section text:style-name="Sect1" text:name="code-textarea-ad5c4dee-6d74-4973-be55-06afb09c485d-39-6-1-1-1">
        <text:list text:continue-numbering="true" text:style-name="L25">
          <text:list-item>
            <text:list>
              <text:list-header>
                <text:p text:style-name="P45">1</text:p>
                <text:p text:style-name="P45">systemctl restart httpd</text:p>
              </text:list-header>
            </text:list>
          </text:list-item>
        </text:list>
      </text:section>
      <text:section text:style-name="Sect1" text:name="plt-canvas-ad5c4dee-6d74-4973-be55-06afb09c485d-39-6-1-1-1">
        <text:list text:continue-numbering="true" text:style-name="L25">
          <text:list-item>
            <text:list>
              <text:list-header>
                <text:p text:style-name="P45"/>
              </text:list-header>
            </text:list>
          </text:list-item>
        </text:list>
      </text:section>
      <text:p text:style-name="Horizontal_20_Line"/>
      <text:h text:style-name="P5" text:outline-level="3">¿Qué es NGINX?</text:h>
      <text:p text:style-name="P11">NGINX es un servidor web de alto rendimiento que también puede actuar como proxy inverso, balanceador de carga y servidor de correo. Es conocido por su eficiencia en el manejo de conexiones simultáneas.</text:p>
      <text:p text:style-name="P11">NGINX es un servidor web de alto rendimiento que también puede actuar como:</text:p>
      <text:list text:style-name="L26">
        <text:list-item>
          <text:p text:style-name="P46"><text:span text:style-name="Strong_20_Emphasis">Servidor HTTP </text:span>: Sirve contenido estático y dinámico.</text:p>
        </text:list-item>
        <text:list-item>
          <text:p text:style-name="P46"><text:span text:style-name="Strong_20_Emphasis">Proxy inverso </text:span>: Distribuye solicitudes a otros servidores backend.</text:p>
        </text:list-item>
        <text:list-item>
          <text:p text:style-name="P46"><text:span text:style-name="Strong_20_Emphasis">Balanceador de carga </text:span>: Distribuye el tráfico entre múltiples servidores para mejorar la disponibilidad y el rendimiento.</text:p>
        </text:list-item>
        <text:list-item>
          <text:p text:style-name="P47"><text:span text:style-name="Strong_20_Emphasis">Servidor de correo </text:span>: Proporciona servicios de proxy para protocolos de correo como IMAP, POP3 y SMTP.</text:p>
        </text:list-item>
      </text:list>
      <text:h text:style-name="P7" text:outline-level="4"><text:span text:style-name="Strong_20_Emphasis">Diferencias clave entre NGINX y Apache</text:span></text:h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P10"><text:span text:style-name="Strong_20_Emphasis">Característica</text:span></text:p>
            </table:table-cell>
            <table:table-cell table:style-name="Tabla1.A1" office:value-type="string">
              <text:p text:style-name="P10"><text:span text:style-name="Strong_20_Emphasis">NGINX</text:span></text:p>
            </table:table-cell>
            <table:table-cell table:style-name="Tabla1.A1" office:value-type="string">
              <text:p text:style-name="P10"><text:span text:style-name="Strong_20_Emphasis">Apache</text:span></text:p>
            </table:table-cell>
          </table:table-row>
        </table:table-header-rows>
        <table:table-row>
          <table:table-cell table:style-name="Tabla1.A1" office:value-type="string">
            <text:p text:style-name="P9"><text:span text:style-name="Strong_20_Emphasis">Arquitectura</text:span></text:p>
          </table:table-cell>
          <table:table-cell table:style-name="Tabla1.A1" office:value-type="string">
            <text:p text:style-name="P9">Basado en eventos asíncronos (event-driven).</text:p>
          </table:table-cell>
          <table:table-cell table:style-name="Tabla1.A1" office:value-type="string">
            <text:p text:style-name="P9">Basado en procesos por solicitud (process/thread-based).</text:p>
          </table:table-cell>
        </table:table-row>
        <table:table-row>
          <table:table-cell table:style-name="Tabla1.A1" office:value-type="string">
            <text:p text:style-name="P9"><text:span text:style-name="Strong_20_Emphasis">Rendimiento</text:span></text:p>
          </table:table-cell>
          <table:table-cell table:style-name="Tabla1.A1" office:value-type="string">
            <text:p text:style-name="P9">Excelente para servir contenido estático y manejar muchas conexiones.</text:p>
          </table:table-cell>
          <table:table-cell table:style-name="Tabla1.A1" office:value-type="string">
            <text:p text:style-name="P9">Mejor para contenido dinámico con configuraciones flexibles.</text:p>
          </table:table-cell>
        </table:table-row>
        <text:soft-page-break/>
        <table:table-row>
          <table:table-cell table:style-name="Tabla1.A1" office:value-type="string">
            <text:p text:style-name="P9"><text:span text:style-name="Strong_20_Emphasis">Configuración</text:span></text:p>
          </table:table-cell>
          <table:table-cell table:style-name="Tabla1.A1" office:value-type="string">
            <text:p text:style-name="P9">Archivos de configuración centralizados (<text:span text:style-name="Source_20_Text">/etc/nginx/nginx.conf</text:span>y más).</text:p>
          </table:table-cell>
          <table:table-cell table:style-name="Tabla1.A1" office:value-type="string">
            <text:p text:style-name="P9">Configuración distribuida en archivos<text:span text:style-name="Source_20_Text">.conf</text:span>dentro de<text:span text:style-name="Source_20_Text">/etc/apache2/</text:span>.</text:p>
          </table:table-cell>
        </table:table-row>
        <table:table-row>
          <table:table-cell table:style-name="Tabla1.A1" office:value-type="string">
            <text:p text:style-name="P9"><text:span text:style-name="Strong_20_Emphasis">Sintaxis</text:span></text:p>
          </table:table-cell>
          <table:table-cell table:style-name="Tabla1.A1" office:value-type="string">
            <text:p text:style-name="P9">Más compacta y directa.</text:p>
          </table:table-cell>
          <table:table-cell table:style-name="Tabla1.A1" office:value-type="string">
            <text:p text:style-name="P9">Más detallada y flexible con<text:span text:style-name="Source_20_Text">.htaccess</text:span>.</text:p>
          </table:table-cell>
        </table:table-row>
        <table:table-row>
          <table:table-cell table:style-name="Tabla1.A1" office:value-type="string">
            <text:p text:style-name="P9"><text:span text:style-name="Strong_20_Emphasis">Escalabilidad</text:span></text:p>
          </table:table-cell>
          <table:table-cell table:style-name="Tabla1.A1" office:value-type="string">
            <text:p text:style-name="P9">Ideal para aplicaciones de alta concurrencia.</text:p>
          </table:table-cell>
          <table:table-cell table:style-name="Tabla1.A1" office:value-type="string">
            <text:p text:style-name="P9">Adecuado para servidores pequeños o medianos.</text:p>
          </table:table-cell>
        </table:table-row>
      </table:table>
      <text:p text:style-name="Horizontal_20_Line"/>
      <text:h text:style-name="P5" text:outline-level="3"><text:span text:style-name="Strong_20_Emphasis">Escenarios de uso de NGINX frente a Apache</text:span></text:h>
      <text:list text:style-name="L27">
        <text:list-item>
          <text:p text:style-name="P48"><text:span text:style-name="Strong_20_Emphasis">NGINX </text:span>:</text:p>
          <text:list>
            <text:list-item>
              <text:p text:style-name="P49">Sitios web con alto tráfico y muchas conexiones simultáneas.</text:p>
            </text:list-item>
            <text:list-item>
              <text:p text:style-name="P49">Servidores que necesitan balancear carga o actuar como proxy inverso.</text:p>
            </text:list-item>
            <text:list-item>
              <text:p text:style-name="P49">Aplicaciones que requieren servir contenido estático rápidamente.</text:p>
            </text:list-item>
            <text:list-item>
              <text:p text:style-name="P49">APIs RESTful o microservicios.</text:p>
            </text:list-item>
          </text:list>
        </text:list-item>
        <text:list-item>
          <text:p text:style-name="P48"><text:span text:style-name="Strong_20_Emphasis">Apache </text:span>:</text:p>
          <text:list>
            <text:list-item>
              <text:p text:style-name="P49">Sitios web con configuraciones complejas y personalizaciones avanzadas.</text:p>
            </text:list-item>
            <text:list-item>
              <text:p text:style-name="P49">Entornos donde se necesita soporte para <text:span text:style-name="Source_20_Text">.htaccess</text:span>.</text:p>
            </text:list-item>
            <text:list-item>
              <text:p text:style-name="P48">Servidores con menos tráfico pero más configuraciones específicas.</text:p>
            </text:list-item>
          </text:list>
        </text:list-item>
      </text:list>
      <text:p text:style-name="Horizontal_20_Line"/>
      <text:h text:style-name="P5" text:outline-level="3"><text:span text:style-name="Strong_20_Emphasis">Paso a paso: Instalación de LEMP (Linux, NGINX, MariaDB, PHP) en Ubuntu 24.04</text:span></text:h>
      <text:h text:style-name="P7" text:outline-level="4"><text:span text:style-name="Strong_20_Emphasis">1. Actualizar el sistema</text:span></text:h>
      <text:p text:style-name="P13"/>
      <text:section text:style-name="Sect1" text:name="code-textarea-18ae0ed9-8c63-476b-8cca-69b872eafa38-13">
        <text:p text:style-name="P13">sudo apt update &amp;&amp; sudo apt upgrade -y</text:p>
      </text:section>
      <text:section text:style-name="Sect1" text:name="plt-canvas-18ae0ed9-8c63-476b-8cca-69b872eafa38-13">
        <text:p text:style-name="P13"/>
      </text:section>
      <text:h text:style-name="P7" text:outline-level="4"><text:span text:style-name="Strong_20_Emphasis">2. Instalar NGINX</text:span></text:h>
      <text:p text:style-name="P13"/>
      <text:section text:style-name="Sect1" text:name="code-textarea-18ae0ed9-8c63-476b-8cca-69b872eafa38-16">
        <text:p text:style-name="P13">sudo apt install nginx -y</text:p>
        <text:p text:style-name="P13">systemctl start nginx</text:p>
        <text:p text:style-name="P13">systemctl enable nginx</text:p>
      </text:section>
      <text:section text:style-name="Sect1" text:name="plt-canvas-18ae0ed9-8c63-476b-8cca-69b872eafa38-16">
        <text:p text:style-name="P13"/>
      </text:section>
      <text:h text:style-name="P7" text:outline-level="4"><text:span text:style-name="Strong_20_Emphasis">3. Instalar MariaDB</text:span></text:h>
      <text:p text:style-name="P13"/>
      <text:section text:style-name="Sect1" text:name="code-textarea-18ae0ed9-8c63-476b-8cca-69b872eafa38-19">
        <text:p text:style-name="P13">sudo apt install mariadb-server mariadb-client -y</text:p>
        <text:p text:style-name="P13">systemctl start mariadb</text:p>
        <text:p text:style-name="P13"><text:soft-page-break/>systemctl enable mariadb</text:p>
      </text:section>
      <text:section text:style-name="Sect1" text:name="plt-canvas-18ae0ed9-8c63-476b-8cca-69b872eafa38-19">
        <text:p text:style-name="P13"/>
      </text:section>
      <text:h text:style-name="P7" text:outline-level="4"><text:span text:style-name="Strong_20_Emphasis">4. Configurar MariaDB</text:span></text:h>
      <text:p text:style-name="P13"/>
      <text:section text:style-name="Sect1" text:name="code-textarea-18ae0ed9-8c63-476b-8cca-69b872eafa38-22">
        <text:p text:style-name="P13">sudo mysql_secure_installation</text:p>
      </text:section>
      <text:section text:style-name="Sect1" text:name="plt-canvas-18ae0ed9-8c63-476b-8cca-69b872eafa38-22">
        <text:p text:style-name="P13"/>
      </text:section>
      <text:h text:style-name="P7" text:outline-level="4"><text:span text:style-name="Strong_20_Emphasis">5. Instalar PHP y módulos necesarios</text:span></text:h>
      <text:p text:style-name="P13"/>
      <text:section text:style-name="Sect1" text:name="code-textarea-18ae0ed9-8c63-476b-8cca-69b872eafa38-25">
        <text:p text:style-name="P13">sudo apt install php-fpm php-mysql -y</text:p>
      </text:section>
      <text:section text:style-name="Sect1" text:name="plt-canvas-18ae0ed9-8c63-476b-8cca-69b872eafa38-25">
        <text:p text:style-name="P13"/>
      </text:section>
      <text:h text:style-name="P7" text:outline-level="4"><text:span text:style-name="Strong_20_Emphasis">6. Configurar PHP-FPM</text:span></text:h>
      <text:list text:style-name="L28">
        <text:list-item>
          <text:p text:style-name="P50">Editar el archivo <text:span text:style-name="Source_20_Text">/etc/php/8.x/fpm/pool.d/www.conf</text:span> (ajustar según la versión de PHP):</text:p>
          <text:p text:style-name="P51"/>
        </text:list-item>
      </text:list>
      <text:section text:style-name="Sect1" text:name="code-textarea-18ae0ed9-8c63-476b-8cca-69b872eafa38-28-0-1">
        <text:list text:continue-numbering="true" text:style-name="L28">
          <text:list-header>
            <text:p text:style-name="P51">listen = /run/php/php8.x-fpm.sock</text:p>
          </text:list-header>
        </text:list>
      </text:section>
      <text:section text:style-name="Sect1" text:name="plt-canvas-18ae0ed9-8c63-476b-8cca-69b872eafa38-28-0-1">
        <text:list text:continue-numbering="true" text:style-name="L28">
          <text:list-header>
            <text:p text:style-name="P51"/>
          </text:list-header>
        </text:list>
      </text:section>
      <text:list text:continue-numbering="true" text:style-name="L28">
        <text:list-item>
          <text:p text:style-name="P50">Reiniciar PHP-FPM:</text:p>
          <text:p text:style-name="P51"/>
        </text:list-item>
      </text:list>
      <text:section text:style-name="Sect1" text:name="code-textarea-18ae0ed9-8c63-476b-8cca-69b872eafa38-28-1-1">
        <text:list text:continue-numbering="true" text:style-name="L28">
          <text:list-header>
            <text:p text:style-name="P51">systemctl restart php8.x-fpm</text:p>
          </text:list-header>
        </text:list>
      </text:section>
      <text:section text:style-name="Sect1" text:name="plt-canvas-18ae0ed9-8c63-476b-8cca-69b872eafa38-28-1-1">
        <text:list text:continue-numbering="true" text:style-name="L28">
          <text:list-header>
            <text:p text:style-name="P51"/>
          </text:list-header>
        </text:list>
      </text:section>
      <text:h text:style-name="P7" text:outline-level="4"><text:span text:style-name="Strong_20_Emphasis">7. Configurar NGINX para usar PHP</text:span></text:h>
      <text:list text:style-name="L29">
        <text:list-item>
          <text:p text:style-name="P52">Editar el archivo de configuración predeterminado de NGINX (<text:span text:style-name="Source_20_Text">/etc/nginx/sites-available/default</text:span>):</text:p>
          <text:p text:style-name="P53"/>
        </text:list-item>
      </text:list>
      <text:section text:style-name="Sect1" text:name="code-textarea-18ae0ed9-8c63-476b-8cca-69b872eafa38-31-0-1">
        <text:list text:continue-numbering="true" text:style-name="L29">
          <text:list-header>
            <text:p text:style-name="P53"/>
            <text:p text:style-name="P53">server {</text:p>
            <text:p text:style-name="P53">listen 80;</text:p>
            <text:p text:style-name="P53">server_name _;</text:p>
            <text:p text:style-name="P53"/>
            <text:p text:style-name="P53">root /var/www/html;</text:p>
            <text:p text:style-name="P53">index index.php index.html index.htm;</text:p>
            <text:p text:style-name="P53"/>
            <text:p text:style-name="P53">location / {</text:p>
            <text:p text:style-name="P53">try_files $uri $uri/ =404;</text:p>
            <text:p text:style-name="P53">}</text:p>
            <text:p text:style-name="P53"/>
            <text:p text:style-name="P53">location ~ \.php$ {</text:p>
            <text:p text:style-name="P53">include snippets/fastcgi-php.conf;</text:p>
            <text:p text:style-name="P53"><text:soft-page-break/>fastcgi_pass unix:/run/php/php8.x-fpm.sock;</text:p>
            <text:p text:style-name="P53">}</text:p>
            <text:p text:style-name="P53"/>
            <text:p text:style-name="P53">location ~ /\.ht {</text:p>
            <text:p text:style-name="P53">deny all;</text:p>
            <text:p text:style-name="P53">}</text:p>
            <text:p text:style-name="P53">}</text:p>
          </text:list-header>
        </text:list>
      </text:section>
      <text:section text:style-name="Sect1" text:name="plt-canvas-18ae0ed9-8c63-476b-8cca-69b872eafa38-31-0-1">
        <text:list text:continue-numbering="true" text:style-name="L29">
          <text:list-header>
            <text:p text:style-name="P53"/>
          </text:list-header>
        </text:list>
      </text:section>
      <text:list text:continue-numbering="true" text:style-name="L29">
        <text:list-item>
          <text:p text:style-name="P52">Probar la configuración de NGINX:</text:p>
          <text:p text:style-name="P53"/>
        </text:list-item>
      </text:list>
      <text:section text:style-name="Sect1" text:name="code-textarea-18ae0ed9-8c63-476b-8cca-69b872eafa38-31-1-1">
        <text:list text:continue-numbering="true" text:style-name="L29">
          <text:list-header>
            <text:p text:style-name="P53">sudo nginx -t</text:p>
          </text:list-header>
        </text:list>
      </text:section>
      <text:section text:style-name="Sect1" text:name="plt-canvas-18ae0ed9-8c63-476b-8cca-69b872eafa38-31-1-1">
        <text:list text:continue-numbering="true" text:style-name="L29">
          <text:list-header>
            <text:p text:style-name="P53"/>
          </text:list-header>
        </text:list>
      </text:section>
      <text:list text:continue-numbering="true" text:style-name="L29">
        <text:list-item>
          <text:p text:style-name="P52">Reiniciar NGINX:</text:p>
          <text:p text:style-name="P53"/>
        </text:list-item>
      </text:list>
      <text:section text:style-name="Sect1" text:name="code-textarea-18ae0ed9-8c63-476b-8cca-69b872eafa38-31-2-1">
        <text:list text:continue-numbering="true" text:style-name="L29">
          <text:list-header>
            <text:p text:style-name="P53">systemctl restart nginx</text:p>
          </text:list-header>
        </text:list>
      </text:section>
      <text:section text:style-name="Sect1" text:name="plt-canvas-18ae0ed9-8c63-476b-8cca-69b872eafa38-31-2-1">
        <text:list text:continue-numbering="true" text:style-name="L29">
          <text:list-header>
            <text:p text:style-name="P53"/>
          </text:list-header>
        </text:list>
      </text:section>
      <text:h text:style-name="P7" text:outline-level="4"><text:span text:style-name="Strong_20_Emphasis">8. Configurar el firewall</text:span></text:h>
      <text:p text:style-name="P13"/>
      <text:section text:style-name="Sect1" text:name="code-textarea-18ae0ed9-8c63-476b-8cca-69b872eafa38-34">
        <text:p text:style-name="P13">sudo ufw allow 'Nginx Full'</text:p>
        <text:p text:style-name="P13">sudo ufw enable</text:p>
      </text:section>
      <text:section text:style-name="Sect1" text:name="plt-canvas-18ae0ed9-8c63-476b-8cca-69b872eafa38-34">
        <text:p text:style-name="P13"/>
      </text:section>
      <text:p text:style-name="Horizontal_20_Line"/>
      <text:h text:style-name="P5" text:outline-level="3"><text:span text:style-name="Strong_20_Emphasis">Paso a paso: Instalación de LEMP en Rocky 9.4</text:span></text:h>
      <text:h text:style-name="P7" text:outline-level="4"><text:span text:style-name="Strong_20_Emphasis">1. Actualizar el sistema</text:span></text:h>
      <text:p text:style-name="P13"/>
      <text:section text:style-name="Sect1" text:name="code-textarea-18ae0ed9-8c63-476b-8cca-69b872eafa38-39">
        <text:p text:style-name="P13">sudo dnf update -y</text:p>
      </text:section>
      <text:section text:style-name="Sect1" text:name="plt-canvas-18ae0ed9-8c63-476b-8cca-69b872eafa38-39">
        <text:p text:style-name="P13"/>
      </text:section>
      <text:h text:style-name="P7" text:outline-level="4"><text:span text:style-name="Strong_20_Emphasis">2. Instalar NGINX</text:span></text:h>
      <text:p text:style-name="P13"/>
      <text:section text:style-name="Sect1" text:name="code-textarea-18ae0ed9-8c63-476b-8cca-69b872eafa38-42">
        <text:p text:style-name="P13">sudo dnf install nginx -y</text:p>
        <text:p text:style-name="P13">systemctl start nginx</text:p>
        <text:p text:style-name="P13">systemctl enable nginx</text:p>
      </text:section>
      <text:section text:style-name="Sect1" text:name="plt-canvas-18ae0ed9-8c63-476b-8cca-69b872eafa38-42">
        <text:p text:style-name="P13"/>
      </text:section>
      <text:h text:style-name="P7" text:outline-level="4"><text:span text:style-name="Strong_20_Emphasis">3. Instalar MariaDB</text:span></text:h>
      <text:p text:style-name="P13"/>
      <text:section text:style-name="Sect1" text:name="code-textarea-18ae0ed9-8c63-476b-8cca-69b872eafa38-45">
        <text:p text:style-name="P13">sudo dnf install mariadb-server mariadb -y</text:p>
        <text:p text:style-name="P13">systemctl start mariadb</text:p>
        <text:p text:style-name="P13">systemctl enable mariadb</text:p>
      </text:section>
      <text:section text:style-name="Sect1" text:name="plt-canvas-18ae0ed9-8c63-476b-8cca-69b872eafa38-45">
        <text:p text:style-name="P13"><text:soft-page-break/></text:p>
      </text:section>
      <text:h text:style-name="P7" text:outline-level="4"><text:span text:style-name="Strong_20_Emphasis">4. Configurar MariaDB</text:span></text:h>
      <text:p text:style-name="P13"/>
      <text:section text:style-name="Sect1" text:name="code-textarea-18ae0ed9-8c63-476b-8cca-69b872eafa38-48">
        <text:p text:style-name="P13">sudo mysql_secure_installation</text:p>
      </text:section>
      <text:section text:style-name="Sect1" text:name="plt-canvas-18ae0ed9-8c63-476b-8cca-69b872eafa38-48">
        <text:p text:style-name="P13"/>
      </text:section>
      <text:h text:style-name="P7" text:outline-level="4"><text:span text:style-name="Strong_20_Emphasis">5. Instalar PHP y módulos necesarios</text:span></text:h>
      <text:p text:style-name="P13"/>
      <text:section text:style-name="Sect1" text:name="code-textarea-18ae0ed9-8c63-476b-8cca-69b872eafa38-51">
        <text:p text:style-name="P13">sudo dnf install php php-fpm php-mysqlnd -y</text:p>
      </text:section>
      <text:section text:style-name="Sect1" text:name="plt-canvas-18ae0ed9-8c63-476b-8cca-69b872eafa38-51">
        <text:p text:style-name="P13"/>
      </text:section>
      <text:h text:style-name="P7" text:outline-level="4"><text:span text:style-name="Strong_20_Emphasis">6. Configurar PHP-FPM</text:span></text:h>
      <text:list text:style-name="L30">
        <text:list-item>
          <text:p text:style-name="P54">Editar el archivo <text:span text:style-name="Source_20_Text">/etc/php-fpm.d/www.conf</text:span>:</text:p>
          <text:p text:style-name="P55"/>
        </text:list-item>
      </text:list>
      <text:section text:style-name="Sect1" text:name="code-textarea-18ae0ed9-8c63-476b-8cca-69b872eafa38-54-0-1">
        <text:list text:continue-numbering="true" text:style-name="L30">
          <text:list-header>
            <text:p text:style-name="P55">listen = /run/php-fpm/www.sock</text:p>
          </text:list-header>
        </text:list>
      </text:section>
      <text:section text:style-name="Sect1" text:name="plt-canvas-18ae0ed9-8c63-476b-8cca-69b872eafa38-54-0-1">
        <text:list text:continue-numbering="true" text:style-name="L30">
          <text:list-header>
            <text:p text:style-name="P55"/>
          </text:list-header>
        </text:list>
      </text:section>
      <text:list text:continue-numbering="true" text:style-name="L30">
        <text:list-item>
          <text:p text:style-name="P54">Reiniciar PHP-FPM:</text:p>
          <text:p text:style-name="P55"/>
        </text:list-item>
      </text:list>
      <text:section text:style-name="Sect1" text:name="code-textarea-18ae0ed9-8c63-476b-8cca-69b872eafa38-54-1-1">
        <text:list text:continue-numbering="true" text:style-name="L30">
          <text:list-header>
            <text:p text:style-name="P55">systemctl restart php-fpm</text:p>
          </text:list-header>
        </text:list>
      </text:section>
      <text:section text:style-name="Sect1" text:name="plt-canvas-18ae0ed9-8c63-476b-8cca-69b872eafa38-54-1-1">
        <text:list text:continue-numbering="true" text:style-name="L30">
          <text:list-header>
            <text:p text:style-name="P55"/>
          </text:list-header>
        </text:list>
      </text:section>
      <text:h text:style-name="P7" text:outline-level="4"><text:span text:style-name="Strong_20_Emphasis">7. Configurar NGINX para usar PHP</text:span></text:h>
      <text:list text:style-name="L31">
        <text:list-item>
          <text:p text:style-name="P56">Editar el archivo de configuración predeterminado de NGINX (<text:span text:style-name="Source_20_Text">/etc/nginx/nginx.conf</text:span> o <text:span text:style-name="Source_20_Text">/etc/nginx/conf.d/default.conf</text:span>):</text:p>
          <text:p text:style-name="P57"/>
        </text:list-item>
      </text:list>
      <text:section text:style-name="Sect1" text:name="code-textarea-18ae0ed9-8c63-476b-8cca-69b872eafa38-57-0-1">
        <text:list text:continue-numbering="true" text:style-name="L31">
          <text:list-header>
            <text:p text:style-name="P57"/>
            <text:p text:style-name="P57">server {</text:p>
            <text:p text:style-name="P57">listen 80;</text:p>
            <text:p text:style-name="P57">server_name _;</text:p>
            <text:p text:style-name="P57"/>
            <text:p text:style-name="P57">root /usr/share/nginx/html;</text:p>
            <text:p text:style-name="P57">index index.php index.html index.htm;</text:p>
            <text:p text:style-name="P57"/>
            <text:p text:style-name="P57">location / {</text:p>
            <text:p text:style-name="P57">try_files $uri $uri/ =404;</text:p>
            <text:p text:style-name="P57">}</text:p>
            <text:p text:style-name="P57"/>
            <text:p text:style-name="P57">location ~ \.php$ {</text:p>
            <text:p text:style-name="P57">include fastcgi_params;</text:p>
            <text:p text:style-name="P57">fastcgi_pass unix:/run/php-fpm/www.sock;</text:p>
            <text:p text:style-name="P57">fastcgi_index index.php;</text:p>
            <text:p text:style-name="P57">fastcgi_param SCRIPT_FILENAME $document_root$fastcgi_script_name;</text:p>
            <text:p text:style-name="P57"><text:soft-page-break/>}</text:p>
            <text:p text:style-name="P57"/>
            <text:p text:style-name="P57">location ~ /\.ht {</text:p>
            <text:p text:style-name="P57">deny all;</text:p>
            <text:p text:style-name="P57">}</text:p>
            <text:p text:style-name="P57">}</text:p>
          </text:list-header>
        </text:list>
      </text:section>
      <text:section text:style-name="Sect1" text:name="plt-canvas-18ae0ed9-8c63-476b-8cca-69b872eafa38-57-0-1">
        <text:list text:continue-numbering="true" text:style-name="L31">
          <text:list-header>
            <text:p text:style-name="P57"/>
          </text:list-header>
        </text:list>
      </text:section>
      <text:list text:continue-numbering="true" text:style-name="L31">
        <text:list-item>
          <text:p text:style-name="P56">Probar la configuración de NGINX:</text:p>
          <text:p text:style-name="P57"/>
        </text:list-item>
      </text:list>
      <text:section text:style-name="Sect1" text:name="code-textarea-18ae0ed9-8c63-476b-8cca-69b872eafa38-57-1-1">
        <text:list text:continue-numbering="true" text:style-name="L31">
          <text:list-header>
            <text:p text:style-name="P57">sudo nginx -t</text:p>
          </text:list-header>
        </text:list>
      </text:section>
      <text:section text:style-name="Sect1" text:name="plt-canvas-18ae0ed9-8c63-476b-8cca-69b872eafa38-57-1-1">
        <text:list text:continue-numbering="true" text:style-name="L31">
          <text:list-header>
            <text:p text:style-name="P57"/>
          </text:list-header>
        </text:list>
      </text:section>
      <text:list text:continue-numbering="true" text:style-name="L31">
        <text:list-item>
          <text:p text:style-name="P56">Reiniciar NGINX:</text:p>
          <text:p text:style-name="P57"/>
        </text:list-item>
      </text:list>
      <text:section text:style-name="Sect1" text:name="code-textarea-18ae0ed9-8c63-476b-8cca-69b872eafa38-57-2-1">
        <text:list text:continue-numbering="true" text:style-name="L31">
          <text:list-header>
            <text:p text:style-name="P57">systemctl restart nginx</text:p>
          </text:list-header>
        </text:list>
      </text:section>
      <text:section text:style-name="Sect1" text:name="plt-canvas-18ae0ed9-8c63-476b-8cca-69b872eafa38-57-2-1">
        <text:list text:continue-numbering="true" text:style-name="L31">
          <text:list-header>
            <text:p text:style-name="P57"/>
          </text:list-header>
        </text:list>
      </text:section>
      <text:h text:style-name="P7" text:outline-level="4"><text:span text:style-name="Strong_20_Emphasis">8. Configurar el firewall</text:span></text:h>
      <text:p text:style-name="P13"/>
      <text:section text:style-name="Sect1" text:name="code-textarea-18ae0ed9-8c63-476b-8cca-69b872eafa38-60">
        <text:p text:style-name="P13">sudo firewall-cmd --permanent --add-service=http</text:p>
        <text:p text:style-name="P13">sudo firewall-cmd --permanent --add-service=https</text:p>
        <text:p text:style-name="P13">sudo firewall-cmd --reload</text:p>
      </text:section>
      <text:section text:style-name="Sect1" text:name="plt-canvas-18ae0ed9-8c63-476b-8cca-69b872eafa38-60">
        <text:p text:style-name="P13"/>
      </text:section>
      <text:p text:style-name="Horizontal_20_Line"/>
      <text:h text:style-name="P5" text:outline-level="3"><text:span text:style-name="Strong_20_Emphasis">Ficheros de configuración y sintaxis de NGINX</text:span></text:h>
      <text:h text:style-name="P7" text:outline-level="4"><text:span text:style-name="Strong_20_Emphasis">Estructura básica de un archivo de configuración de NGINX</text:span></text:h>
      <text:p text:style-name="P13"/>
      <text:section text:style-name="Sect1" text:name="code-textarea-18ae0ed9-8c63-476b-8cca-69b872eafa38-65">
        <text:p text:style-name="P13">server {</text:p>
        <text:p text:style-name="P13">listen 80; # Puerto en el que escucha</text:p>
        <text:p text:style-name="P13">server_name example.com; # Nombre del servidor</text:p>
        <text:p text:style-name="P13"/>
        <text:p text:style-name="P13">root /var/www/html; # Directorio raíz</text:p>
        <text:p text:style-name="P13">index index.html index.php; # Archivos de índice</text:p>
        <text:p text:style-name="P13"/>
        <text:p text:style-name="P13">location / { # Bloque de ubicación</text:p>
        <text:p text:style-name="P13">try_files $uri $uri/ =404; # Manejo de errores</text:p>
        <text:p text:style-name="P13">}</text:p>
        <text:p text:style-name="P13"/>
        <text:p text:style-name="P13">location ~ \.php$ { # Manejo de archivos PHP</text:p>
        <text:p text:style-name="P13">include fastcgi_params;</text:p>
        <text:p text:style-name="P13">fastcgi_pass unix:/run/php/php8.x-fpm.sock;</text:p>
        <text:p text:style-name="P13"><text:soft-page-break/>}</text:p>
        <text:p text:style-name="P13"/>
        <text:p text:style-name="P13">location ~ /\.ht { # Denegar acceso a archivos .htaccess</text:p>
        <text:p text:style-name="P13">deny all;</text:p>
        <text:p text:style-name="P13">}</text:p>
        <text:p text:style-name="P13">}</text:p>
      </text:section>
      <text:section text:style-name="Sect1" text:name="plt-canvas-18ae0ed9-8c63-476b-8cca-69b872eafa38-65">
        <text:p text:style-name="P13"/>
      </text:section>
      <text:h text:style-name="P7" text:outline-level="4"><text:span text:style-name="Strong_20_Emphasis">Diferencias clave con Apache</text:span></text:h>
      <text:list text:style-name="L32">
        <text:list-item>
          <text:p text:style-name="P58"><text:span text:style-name="Strong_20_Emphasis">Directivas </text:span>: NGINX usa <text:span text:style-name="Source_20_Text">location</text:span>, <text:span text:style-name="Source_20_Text">server</text:span>, y <text:span text:style-name="Source_20_Text">upstream</text:span>, mientras que Apache usa <text:span text:style-name="Source_20_Text">&lt;Directory&gt;</text:span>, <text:span text:style-name="Source_20_Text">&lt;VirtualHost&gt;</text:span>, y <text:span text:style-name="Source_20_Text">.htaccess</text:span>.</text:p>
        </text:list-item>
        <text:list-item>
          <text:p text:style-name="P58"><text:span text:style-name="Strong_20_Emphasis">Módulos </text:span>: NGINX no tiene <text:span text:style-name="Source_20_Text">.htaccess</text:span>; todas las configuraciones deben estar en los archivos principales.</text:p>
        </text:list-item>
        <text:list-item>
          <text:p text:style-name="P59"><text:span text:style-name="Strong_20_Emphasis">Rendimiento </text:span>: NGINX es más eficiente en entornos de alta concurrencia.</text:p>
        </text:list-item>
      </text:list>
      <text:p text:style-name="P11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2ff02" officeooo:paragraph-rsid="0002ff02"/>
    </style:style>
    <style:style style:name="MP2" style:family="paragraph" style:parent-style-name="Header">
      <style:paragraph-properties fo:text-align="end" style:justify-single-word="false"/>
      <style:text-properties officeooo:rsid="0002ff02" officeooo:paragraph-rsid="0002ff02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PIC Devop tools</text:p>
        <text:p text:style-name="MP2">CFTIC Getafe 24/1520</text:p>
      </style:header>
      <style:footer>
        <text:p text:style-name="MP3"><text:bookmark-start text:name="PageNumWizard_FOOTER_Estilo de página predeterminado1"/><text:page-number text:select-page="current">11</text:page-number><text:s/>/ <text:page-count>11</text:page-count><text:bookmark-end text:name="PageNumWizard_FOOTER_Estilo de página predeterminado1"/></text:p>
      </style:footer>
      <style:footer-left>
        <text:p text:style-name="MP3"><text:bookmark-start text:name="PageNumWizard_FOOTER_Estilo de página predeterminado2"/><text:page-number text:select-page="current">10</text:page-number><text:s/>/ <text:page-count>11</text:page-count><text:bookmark-end text:name="PageNumWizard_FOOTER_Estilo de página predeterminado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7T17:03:02.282380017</meta:creation-date>
    <dc:date>2025-03-18T18:40:47.104926428</dc:date>
    <meta:editing-duration>PT58M22S</meta:editing-duration>
    <meta:editing-cycles>8</meta:editing-cycles>
    <meta:generator>LibreOffice/24.2.2.2$Linux_X86_64 LibreOffice_project/d56cc158d8a96260b836f100ef4b4ef25d6f1a01</meta:generator>
    <meta:print-date>2025-03-18T18:12:28.460050328</meta:print-date>
    <meta:printed-by>Archivos PDF</meta:printed-by>
    <meta:document-statistic meta:table-count="1" meta:image-count="0" meta:object-count="0" meta:page-count="11" meta:paragraph-count="296" meta:word-count="1494" meta:character-count="9548" meta:non-whitespace-character-count="8474"/>
  </office:meta>
</office:document-meta>
</file>